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e025" officeooo:paragraph-rsid="0006e025"/>
    </style:style>
    <style:style style:name="P2" style:family="paragraph" style:parent-style-name="Standard">
      <style:text-properties officeooo:rsid="0007ff4b" officeooo:paragraph-rsid="0007ff4b"/>
    </style:style>
    <style:style style:name="T1" style:family="text">
      <style:text-properties officeooo:rsid="0007f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estilos css TeamMaker →</text:p>
      <text:p text:style-name="P1"/>
      <text:p text:style-name="P1">Para el proyecto TeamMaker se ha usado un unico archivo css, situado en una carpeta estilos donde se encuentran el archivo css y las imagenes que se necesitan.</text:p>
      <text:p text:style-name="P1"/>
      <text:p text:style-name="P1">Para aplicar los distintos estilos se utilizan una cabezera y un pie de pagina para la mayoria de las paginas que se usan, hay alguna excepcion en las paginas de listar usuarios, centros y clases donde se necesitan un tamaño fijo.</text:p>
      <text:p text:style-name="P1"/>
      <text:p text:style-name="P1">Aparte se crean clases donde páginas con el mismo diseño comparten la clase y poder crear los estilos con una base y modificando sobre los elementos que pertenezcan a clases.</text:p>
      <text:p text:style-name="P1"/>
      <text:p text:style-name="P1">Para posicionar los elementos se usó grid, dividiendo la página en 3 filas, ademas la fila superior se divide en 9 o 5 columnas depende del formato, si es para movil (ya sea vertical u horizontal), tamaños medios o para version escritorio, el pie de página se divide en <text:span text:style-name="T1">5 fracciones.</text:span></text:p>
      <text:p text:style-name="P1"/>
      <text:p text:style-name="P2">Hemos usado colores innovadores pensados en la sintonia de todos los elementos, predominan los verdes clar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3:41:57.211957731</meta:creation-date>
    <dc:date>2021-11-19T13:56:14.247374870</dc:date>
    <meta:editing-duration>PT4M7S</meta:editing-duration>
    <meta:editing-cycles>1</meta:editing-cycles>
    <meta:document-statistic meta:table-count="0" meta:image-count="0" meta:object-count="0" meta:page-count="1" meta:paragraph-count="6" meta:word-count="172" meta:character-count="985" meta:non-whitespace-character-count="819"/>
    <meta:generator>LibreOffice/6.4.7.2$Linux_X86_64 LibreOffice_project/40$Build-2</meta:generator>
  </office:meta>
</office:document-meta>
</file>